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Case study questionnaire</text:h>
      <text:p text:style-name="First_20_paragraph"><text:span text:style-name="T1">Please</text:span><text:span text:style-name="T2"> </text:span><text:span text:style-name="T3">answer</text:span><text:span text:style-name="T4"> </text:span><text:span text:style-name="T5">these</text:span><text:span text:style-name="T6"> </text:span><text:span text:style-name="T7">questions</text:span><text:span text:style-name="T8"> </text:span><text:span text:style-name="T9">as</text:span><text:span text:style-name="T10"> </text:span><text:span text:style-name="T11">fully</text:span><text:span text:style-name="T12"> </text:span><text:span text:style-name="T13">as</text:span><text:span text:style-name="T14"> </text:span><text:span text:style-name="T15">you're</text:span><text:span text:style-name="T16"> </text:span><text:span text:style-name="T17">able</text:span><text:span text:style-name="T18"> </text:span><text:span text:style-name="T19">—</text:span><text:span text:style-name="T20"> </text:span><text:span text:style-name="T21">your</text:span><text:span text:style-name="T22"> </text:span><text:span text:style-name="T23">answers</text:span><text:span text:style-name="T24"> </text:span><text:span text:style-name="T25">will</text:span><text:span text:style-name="T26"> </text:span><text:span text:style-name="T27">help</text:span><text:span text:style-name="T28"> </text:span><text:span text:style-name="T29">ensure</text:span><text:span text:style-name="T30"> </text:span><text:span text:style-name="T31">that</text:span><text:span text:style-name="T32"> </text:span><text:span text:style-name="T33">the</text:span><text:span text:style-name="T34"> </text:span><text:span text:style-name="T35">write-up</text:span><text:span text:style-name="T36"> </text:span><text:span text:style-name="T37">of</text:span><text:span text:style-name="T38"> </text:span><text:span text:style-name="T39">your</text:span><text:span text:style-name="T40"> </text:span><text:span text:style-name="T41">case</text:span><text:span text:style-name="T42"> </text:span><text:span text:style-name="T43">study</text:span><text:span text:style-name="T44"> </text:span><text:span text:style-name="T45">is</text:span><text:span text:style-name="T46"> </text:span><text:span text:style-name="T47">as</text:span><text:span text:style-name="T48"> </text:span><text:span text:style-name="T49">accurate,</text:span><text:span text:style-name="T50"> </text:span><text:span text:style-name="T51">complete,</text:span><text:span text:style-name="T52"> </text:span><text:span text:style-name="T53">and</text:span><text:span text:style-name="T54"> </text:span><text:span text:style-name="T55">interesting</text:span><text:span text:style-name="T56"> </text:span><text:span text:style-name="T57">as</text:span><text:span text:style-name="T58"> </text:span><text:span text:style-name="T59">possible!</text:span></text:p>
      <text:h text:style-name="Heading_20_2" text:outline-level="2">What was the name of the campaign or action?</text:h>
      <text:h text:style-name="Heading_20_2" text:outline-level="2">What was the goal?</text:h>
      <text:h text:style-name="Heading_20_2" text:outline-level="2">What was one main tactic that was used, and how was it used?</text:h>
      <text:h text:style-name="Heading_20_2" text:outline-level="2">Was the campaign/action effective or ineffective, and why?</text:h>
      <text:h text:style-name="Heading_20_2" text:outline-level="2">What are some key lessons that other activists could learn from this?</text:h>
      <text:h text:style-name="Heading_20_2" text:outline-level="2">Where can people learn more?</text:h>
      <text:p text:style-name="First_20_paragraph">(List websites, articles, etc.)</text:p>
      <text:h text:style-name="Heading_20_2" text:outline-level="2">(Optional) Were there any unintended consequences?</text:h>
      <text:h text:style-name="Heading_20_2" text:outline-level="2">How can we reach you if we have follow-up questions?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